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STA-atrybut każdej kobiety</text:p>
      <text:p text:style-name="Standard">Stosowane przeze mnie preparaty kwasu hialuronowego to nowoczesne oraz całkowicie bezpieczne produkty pozwalające osiągnąć maksymalną satysfakcję. Dzięki najnowszej generacji prepratów osiągnąć możemy powiększenie objętości , odpowiednie nawilżenia oraz uwydatnienie konturu.Sam zabieg jest niemal bezbolesny-preparaty zawierają środek znieczulajacy-lidokainę. W przypadku pacjentów z reakcją nadwrażliwości na lidokainę stosujemy znieczulenie miejscow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1-05T15:06:12</meta:creation-date>
    <meta:document-statistic meta:table-count="0" meta:image-count="0" meta:object-count="0" meta:page-count="1" meta:paragraph-count="2" meta:word-count="51" meta:character-count="481"/>
    <dc:date>2017-11-05T15:12:41</dc:date>
    <meta:editing-duration>PT6M29S</meta:editing-duration>
    <meta:editing-cycles>1</meta:editing-cycles>
    <meta:generator>OpenOffice/4.1.2$Unix OpenOffice.org_project/412m3$Build-9782</meta:generator>
  </office:meta>
</office:document-meta>
</file>